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16pt" style:font-size-asian="16pt"/>
    </style:style>
    <style:style style:name="P7" style:parent-style-name="Standard" style:family="paragraph">
      <style:paragraph-properties fo:text-align="center"/>
      <style:text-properties fo:font-weight="bold" style:font-weight-asian="bold" style:font-weight-complex="bold" fo:font-style="italic" style:font-style-asian="italic" style:font-style-complex="italic" fo:font-size="16pt" style:font-size-asian="16pt"/>
    </style:style>
    <style:style style:name="P8" style:parent-style-name="Standard" style:family="paragraph">
      <style:paragraph-properties fo:text-align="justify"/>
    </style:style>
    <style:style style:name="T9" style:parent-style-name="StrongEmphasis" style:family="text">
      <style:text-properties fo:font-weight="normal" style:font-weight-asian="normal" style:font-weight-complex="normal"/>
    </style:style>
    <style:style style:name="P10" style:parent-style-name="Standard"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fo:margin-bottom="0in"/>
    </style:style>
    <style:style style:name="T13" style:parent-style-name="Fuentedepárrafopredeter." style:family="text">
      <style:text-properties fo:font-weight="bold" style:font-weight-asian="bold" style:font-weight-complex="bold"/>
    </style:style>
    <style:style style:name="P14" style:parent-style-name="Textbody" style:family="paragraph">
      <style:paragraph-properties fo:text-align="justify" fo:margin-bottom="0in"/>
    </style:style>
    <style:style style:name="P15" style:parent-style-name="Textbody" style:family="paragraph">
      <style:paragraph-properties fo:text-align="justify"/>
    </style:style>
    <style:style style:name="P16" style:parent-style-name="Textbody" style:family="paragraph">
      <style:paragraph-properties fo:text-align="justify"/>
      <style:text-properties fo:font-weight="bold" style:font-weight-asian="bold" style:font-weight-complex="bold"/>
    </style:style>
    <style:style style:name="P17" style:parent-style-name="Textbody" style:family="paragraph">
      <style:paragraph-properties fo:text-align="justify"/>
    </style:style>
    <style:style style:name="P18" style:parent-style-name="Título2" style:family="paragraph">
      <style:paragraph-properties fo:text-align="justify"/>
      <style:text-properties fo:font-size="12pt" style:font-size-asian="12pt" style:font-size-complex="12pt"/>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break-before="page" fo:text-align="justify"/>
    </style:style>
    <style:style style:name="T24" style:parent-style-name="Fuentedepárrafopredeter." style:family="text">
      <style:text-properties fo:font-weight="bold" style:font-weight-asian="bold"/>
    </style:style>
    <style:style style:name="P25" style:parent-style-name="Textbody" style:family="paragraph">
      <style:paragraph-properties fo:text-align="justify"/>
    </style:style>
    <style:style style:name="T26" style:parent-style-name="Fuentedepárrafopredeter." style:family="text">
      <style:text-properties fo:font-weight="bold" style:font-weight-asian="bold"/>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T29" style:parent-style-name="Fuentedepárrafopredeter." style:family="text">
      <style:text-properties fo:font-weight="bold" style:font-weight-asian="bold" fo:color="#FF0000"/>
    </style:style>
    <style:style style:name="T30" style:parent-style-name="Fuentedepárrafopredeter." style:family="text">
      <style:text-properties fo:font-weight="bold" style:font-weight-asian="bold" fo:color="#FF0000"/>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T33" style:parent-style-name="Fuentedepárrafopredeter." style:family="text">
      <style:text-properties fo:font-weight="bold" style:font-weight-asian="bold"/>
    </style:style>
    <style:style style:name="P34" style:parent-style-name="Título4"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style:style>
    <style:style style:name="P39" style:parent-style-name="Textbody" style:family="paragraph">
      <style:paragraph-properties fo:text-align="justify"/>
    </style:style>
    <style:style style:name="T40" style:parent-style-name="Fuentedepárrafopredeter." style:family="text">
      <style:text-properties fo:font-weight="bold" style:font-weight-asian="bold"/>
    </style:style>
    <style:style style:name="P41" style:parent-style-name="Textbody" style:family="paragraph">
      <style:paragraph-properties fo:text-align="justify"/>
    </style:style>
    <style:style style:name="T42" style:parent-style-name="Fuentedepárrafopredeter." style:family="text">
      <style:text-properties style:language-asian="es" style:country-asian="MX" style:language-complex="ar" style:country-complex="SA"/>
    </style:style>
    <style:style style:name="T43" style:parent-style-name="Fuentedepárrafopredeter." style:family="text">
      <style:text-properties fo:font-weight="bold" style:font-weight-asian="bold"/>
    </style:style>
    <style:style style:name="P44" style:parent-style-name="Título5" style:family="paragraph">
      <style:paragraph-properties fo:break-before="page" fo:text-align="justify"/>
    </style:style>
    <style:style style:name="T45" style:parent-style-name="Fuentedepárrafopredeter." style:family="text">
      <style:text-properties fo:font-size="14pt" style:font-size-asian="14pt" style:font-size-complex="12pt" style:language-asian="es" style:country-asian="MX" style:language-complex="ar" style:country-complex="SA"/>
    </style:style>
    <style:style style:name="TableColumn47" style:family="table-column">
      <style:table-column-properties style:column-width="1.3847in" style:use-optimal-column-width="false"/>
    </style:style>
    <style:style style:name="Table46" style:family="table">
      <style:table-properties style:width="1.3847in" fo:margin-left="-0.0125in" table:align="left"/>
    </style:style>
    <style:style style:name="TableRow48" style:family="table-row">
      <style:table-row-properties style:use-optimal-row-height="false"/>
    </style:style>
    <style:style style:name="TableCell49" style:family="table-cell">
      <style:table-cell-properties fo:border="0.0104in solid #808080" style:writing-mode="lr-tb" style:vertical-align="middle" fo:padding-top="0.0194in" fo:padding-left="0.0194in" fo:padding-bottom="0.0194in" fo:padding-right="0.0194in"/>
    </style:style>
    <style:style style:name="P50" style:parent-style-name="TableContents" style:family="paragraph">
      <style:paragraph-properties fo:text-align="center"/>
      <style:text-properties fo:font-weight="bold" style:font-weight-asian="bold"/>
    </style:style>
    <style:style style:name="T51" style:parent-style-name="Fuentedepárrafopredeter." style:family="text">
      <style:text-properties fo:font-size="14pt" style:font-size-asian="14pt" style:font-size-complex="12pt"/>
    </style:style>
    <style:style style:name="P52" style:parent-style-name="Textbody" style:family="paragraph">
      <style:paragraph-properties fo:text-align="justify"/>
    </style:style>
    <style:style style:name="T53" style:parent-style-name="Fuentedepárrafopredeter." style:family="text">
      <style:text-properties fo:font-weight="bold" style:font-weight-asian="bold"/>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weight="bold" style:font-weight-asian="bold"/>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T62" style:parent-style-name="Fuentedepárrafopredeter." style:family="text">
      <style:text-properties fo:font-weight="bold" style:font-weight-asian="bold"/>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P65" style:parent-style-name="Textbody" style:family="paragraph">
      <style:paragraph-properties fo:text-align="justify"/>
    </style:style>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P74" style:parent-style-name="Título4" style:family="paragraph">
      <style:paragraph-properties fo:text-align="justify"/>
    </style:style>
    <style:style style:name="P75" style:parent-style-name="Textbody" style:family="paragraph">
      <style:paragraph-properties fo:text-align="justify"/>
    </style:style>
    <style:style style:name="T76" style:parent-style-name="Fuentedepárrafopredeter." style:family="text">
      <style:text-properties style:language-asian="es" style:country-asian="MX" style:language-complex="ar" style:country-complex="SA"/>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ítulo4" style:family="paragraph">
      <style:paragraph-properties fo:text-align="justify"/>
    </style:style>
    <style:style style:name="P89" style:parent-style-name="Textbody" style:family="paragraph">
      <style:paragraph-properties fo:text-align="justify"/>
    </style:style>
    <style:style style:name="T90" style:parent-style-name="Fuentedepárrafopredeter." style:family="text">
      <style:text-properties fo:font-weight="bold" style:font-weight-asian="bold"/>
    </style:style>
    <style:style style:name="T91" style:parent-style-name="Fuentedepárrafopredeter." style:family="text">
      <style:text-properties fo:font-weight="bold" style:font-weight-asian="bold"/>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style:style>
    <style:style style:name="T94" style:parent-style-name="Fuentedepárrafopredeter." style:family="text">
      <style:text-properties fo:font-weight="bold" style:font-weight-asian="bold"/>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T97" style:parent-style-name="Fuentedepárrafopredeter." style:family="text">
      <style:text-properties fo:font-weight="bold" style:font-weight-asian="bold"/>
    </style:style>
    <style:style style:name="P98" style:parent-style-name="Título4" style:family="paragraph">
      <style:paragraph-properties fo:text-align="justify"/>
    </style:style>
    <style:style style:name="P99" style:parent-style-name="Textbody" style:family="paragraph">
      <style:paragraph-properties fo:text-align="justify"/>
    </style:style>
    <style:style style:name="T100" style:parent-style-name="Fuentedepárrafopredeter." style:family="text">
      <style:text-properties style:language-asian="es" style:country-asian="MX" style:language-complex="ar" style:country-complex="SA"/>
    </style:style>
    <style:style style:name="T101" style:parent-style-name="Fuentedepárrafopredeter." style:family="text">
      <style:text-properties fo:font-weight="bold" style:font-weight-asian="bold"/>
    </style:style>
    <style:style style:name="P102" style:parent-style-name="Textbody" style:family="paragraph">
      <style:paragraph-properties fo:text-align="justify"/>
    </style:style>
    <style:style style:name="T103" style:parent-style-name="Fuentedepárrafopredeter." style:family="text">
      <style:text-properties fo:font-weight="bold" style:font-weight-asian="bold"/>
    </style:style>
    <style:style style:name="T104" style:parent-style-name="Fuentedepárrafopredeter." style:family="text">
      <style:text-properties fo:font-weight="bold" style:font-weight-asian="bold"/>
    </style:style>
    <style:style style:name="T105" style:parent-style-name="Fuentedepárrafopredeter." style:family="text">
      <style:text-properties fo:font-weight="bold" style:font-weight-asian="bold"/>
    </style:style>
    <style:style style:name="T106" style:parent-style-name="Fuentedepárrafopredeter." style:family="text">
      <style:text-properties fo:font-weight="bold" style:font-weight-asian="bold"/>
    </style:style>
    <style:style style:name="P107" style:parent-style-name="Textbody" style:family="paragraph">
      <style:paragraph-properties fo:text-align="justify"/>
    </style:style>
    <style:style style:name="P108" style:parent-style-name="Textbody" style:family="paragraph">
      <style:paragraph-properties fo:text-align="justify" fo:margin-bottom="0in"/>
    </style:style>
    <style:style style:name="T109" style:parent-style-name="Fuentedepárrafopredeter." style:family="text">
      <style:text-properties fo:font-weight="bold" style:font-weight-asian="bold"/>
    </style:style>
    <style:style style:name="P110" style:parent-style-name="Textbody" style:family="paragraph">
      <style:paragraph-properties fo:text-align="justify" fo:margin-bottom="0in"/>
    </style:style>
    <style:style style:name="T111" style:parent-style-name="Fuentedepárrafopredeter." style:family="text">
      <style:text-properties fo:font-weight="bold" style:font-weight-asian="bold"/>
    </style:style>
    <style:style style:name="P112" style:parent-style-name="Textbody" style:family="paragraph">
      <style:paragraph-properties fo:text-align="justify" fo:margin-bottom="0in"/>
    </style:style>
    <style:style style:name="T113" style:parent-style-name="Fuentedepárrafopredeter." style:family="text">
      <style:text-properties fo:font-weight="bold" style:font-weight-asian="bold"/>
    </style:style>
    <style:style style:name="P114" style:parent-style-name="Textbody" style:family="paragraph">
      <style:paragraph-properties fo:text-align="justify"/>
    </style:style>
    <style:style style:name="T115" style:parent-style-name="Fuentedepárrafopredeter." style:family="text">
      <style:text-properties fo:font-weight="bold" style:font-weight-asian="bold"/>
    </style:style>
    <style:style style:name="P116" style:parent-style-name="Título4" style:family="paragraph">
      <style:paragraph-properties fo:text-align="justify"/>
    </style:style>
    <style:style style:name="P117" style:parent-style-name="Textbody" style:family="paragraph">
      <style:paragraph-properties fo:text-align="justify"/>
    </style:style>
    <style:style style:name="T118" style:parent-style-name="Fuentedepárrafopredeter." style:family="text">
      <style:text-properties fo:font-weight="bold" style:font-weight-asian="bold"/>
    </style:style>
    <style:style style:name="P119" style:parent-style-name="Textbody" style:family="paragraph">
      <style:paragraph-properties fo:text-align="justify"/>
    </style:style>
    <style:style style:name="T120" style:parent-style-name="Fuentedepárrafopredeter." style:family="text">
      <style:text-properties fo:font-weight="bold" style:font-weight-asian="bold"/>
    </style:style>
    <style:style style:name="T121" style:parent-style-name="Fuentedepárrafopredeter." style:family="text">
      <style:text-properties fo:font-weight="bold" style:font-weight-asian="bold"/>
    </style:style>
    <style:style style:name="P122" style:parent-style-name="Textbody" style:family="paragraph">
      <style:paragraph-properties fo:text-align="justify"/>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style:style>
    <style:style style:name="P126" style:parent-style-name="Textbody" style:family="paragraph">
      <style:paragraph-properties fo:text-align="justify"/>
    </style:style>
    <style:style style:name="P127" style:parent-style-name="Textbody" style:family="paragraph">
      <style:paragraph-properties fo:text-align="justify" fo:margin-bottom="0in"/>
    </style:style>
    <style:style style:name="T128" style:parent-style-name="Fuentedepárrafopredeter." style:family="text">
      <style:text-properties fo:font-weight="bold" style:font-weight-asian="bold"/>
    </style:style>
    <style:style style:name="P129" style:parent-style-name="Textbody" style:family="paragraph">
      <style:paragraph-properties fo:text-align="justify" fo:margin-bottom="0in"/>
    </style:style>
    <style:style style:name="T130" style:parent-style-name="Fuentedepárrafopredeter." style:family="text">
      <style:text-properties fo:font-weight="bold" style:font-weight-asian="bold"/>
    </style:style>
    <style:style style:name="P131" style:parent-style-name="Textbody" style:family="paragraph">
      <style:paragraph-properties fo:text-align="justify" fo:margin-bottom="0in"/>
    </style:style>
    <style:style style:name="T132" style:parent-style-name="Fuentedepárrafopredeter." style:family="text">
      <style:text-properties fo:font-weight="bold" style:font-weight-asian="bold"/>
    </style:style>
    <style:style style:name="P133" style:parent-style-name="Textbody" style:family="paragraph">
      <style:paragraph-properties fo:text-align="justify"/>
    </style:style>
    <style:style style:name="T134" style:parent-style-name="Fuentedepárrafopredeter." style:family="text">
      <style:text-properties fo:font-weight="bold" style:font-weight-asian="bold"/>
    </style:style>
    <style:style style:name="P135" style:parent-style-name="Textbody" style:family="paragraph">
      <style:paragraph-properties fo:text-align="justify"/>
    </style:style>
    <style:style style:name="T136" style:parent-style-name="Fuentedepárrafopredeter." style:family="text">
      <style:text-properties fo:font-weight="bold" style:font-weight-asian="bold"/>
    </style:style>
    <style:style style:name="T137" style:parent-style-name="Fuentedepárrafopredeter." style:family="text">
      <style:text-properties fo:font-weight="bold" style:font-weight-asian="bold"/>
    </style:style>
    <style:style style:name="T138" style:parent-style-name="Fuentedepárrafopredeter." style:family="text">
      <style:text-properties fo:font-weight="bold" style:font-weight-asian="bold"/>
    </style:style>
    <style:style style:name="P139" style:parent-style-name="Textbody" style:family="paragraph">
      <style:paragraph-properties fo:text-align="justify"/>
    </style:style>
    <style:style style:name="T140" style:parent-style-name="Fuentedepárrafopredeter." style:family="text">
      <style:text-properties style:language-asian="es" style:country-asian="MX" style:language-complex="ar" style:country-complex="SA"/>
    </style:style>
    <style:style style:name="TableColumn142" style:family="table-column">
      <style:table-column-properties style:column-width="1.3847in" style:use-optimal-column-width="false"/>
    </style:style>
    <style:style style:name="Table141" style:family="table">
      <style:table-properties style:width="1.3847in" fo:margin-left="-0.0125in" table:align="left"/>
    </style:style>
    <style:style style:name="TableRow143" style:family="table-row">
      <style:table-row-properties style:use-optimal-row-height="false"/>
    </style:style>
    <style:style style:name="TableCell144" style:family="table-cell">
      <style:table-cell-properties fo:border="0.0104in solid #808080" style:writing-mode="lr-tb" style:vertical-align="middle" fo:padding-top="0.0194in" fo:padding-left="0.0194in" fo:padding-bottom="0.0194in" fo:padding-right="0.0194in"/>
    </style:style>
    <style:style style:name="P145" style:parent-style-name="TableContents" style:family="paragraph">
      <style:paragraph-properties fo:text-align="center"/>
      <style:text-properties fo:font-weight="bold" style:font-weight-asian="bold"/>
    </style:style>
    <style:style style:name="T146" style:parent-style-name="Fuentedepárrafopredeter." style:family="text">
      <style:text-properties fo:font-weight="bold" style:font-weight-asian="bold"/>
    </style:style>
    <style:style style:name="T147" style:parent-style-name="Fuentedepárrafopredeter." style:family="text">
      <style:text-properties fo:font-weight="bold" style:font-weight-asian="bold"/>
    </style:style>
    <style:style style:name="P148" style:parent-style-name="Textbody" style:family="paragraph">
      <style:paragraph-properties fo:text-align="justify"/>
    </style:style>
    <style:style style:name="T149" style:parent-style-name="Fuentedepárrafopredeter." style:family="text">
      <style:text-properties style:language-asian="es" style:country-asian="MX" style:language-complex="ar" style:country-complex="SA"/>
    </style:style>
    <style:style style:name="T150" style:parent-style-name="Fuentedepárrafopredeter." style:family="text">
      <style:text-properties fo:font-weight="bold" style:font-weight-asian="bold"/>
    </style:style>
    <style:style style:name="T151" style:parent-style-name="Fuentedepárrafopredeter." style:family="text">
      <style:text-properties fo:font-weight="bold" style:font-weight-asian="bold"/>
    </style:style>
    <style:style style:name="T152" style:parent-style-name="Fuentedepárrafopredeter." style:family="text">
      <style:text-properties fo:font-weight="bold" style:font-weight-asian="bold"/>
    </style:style>
    <style:style style:name="T153" style:parent-style-name="Fuentedepárrafopredeter." style:family="text">
      <style:text-properties fo:font-weight="bold" style:font-weight-asian="bold"/>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T156" style:parent-style-name="Fuentedepárrafopredeter." style:family="text">
      <style:text-properties fo:font-weight="bold" style:font-weight-asian="bold"/>
    </style:style>
    <style:style style:name="T157" style:parent-style-name="Fuentedepárrafopredeter." style:family="text">
      <style:text-properties fo:font-weight="bold" style:font-weight-asian="bold"/>
    </style:style>
    <style:style style:name="P158" style:parent-style-name="Textbody" style:family="paragraph">
      <style:paragraph-properties fo:text-align="justify"/>
    </style:style>
    <style:style style:name="T159" style:parent-style-name="Fuentedepárrafopredeter." style:family="text">
      <style:text-properties fo:font-weight="bold" style:font-weight-asian="bold"/>
    </style:style>
    <style:style style:name="P160" style:parent-style-name="Título4" style:family="paragraph">
      <style:paragraph-properties fo:text-align="justify"/>
    </style:style>
    <style:style style:name="P161" style:parent-style-name="Textbody" style:family="paragraph">
      <style:paragraph-properties fo:text-align="justify"/>
    </style:style>
    <style:style style:name="T162" style:parent-style-name="Fuentedepárrafopredeter." style:family="text">
      <style:text-properties fo:font-weight="bold" style:font-weight-asian="bold"/>
    </style:style>
    <style:style style:name="T163" style:parent-style-name="Fuentedepárrafopredeter." style:family="text">
      <style:text-properties fo:font-weight="bold" style:font-weight-asian="bold"/>
    </style:style>
    <style:style style:name="P164" style:parent-style-name="Textbody" style:family="paragraph">
      <style:paragraph-properties fo:text-align="justify"/>
    </style:style>
    <style:style style:name="T165" style:parent-style-name="Fuentedepárrafopredeter." style:family="text">
      <style:text-properties fo:font-weight="bold" style:font-weight-asian="bold"/>
    </style:style>
    <style:style style:name="P166" style:parent-style-name="Textbody" style:family="paragraph">
      <style:paragraph-properties fo:text-align="justify"/>
    </style:style>
    <style:style style:name="P167" style:parent-style-name="Título4" style:family="paragraph">
      <style:paragraph-properties fo:text-align="justify"/>
    </style:style>
    <style:style style:name="P168" style:parent-style-name="Título5" style:family="paragraph">
      <style:paragraph-properties fo:text-align="justify"/>
      <style:text-properties fo:font-size="12pt" style:font-size-asian="12pt" style:font-size-complex="12pt"/>
    </style:style>
    <style:style style:name="P169" style:parent-style-name="Textbody" style:family="paragraph">
      <style:paragraph-properties fo:text-align="justify"/>
    </style:style>
    <style:style style:name="P170" style:parent-style-name="Título5" style:family="paragraph">
      <style:paragraph-properties fo:text-align="justify"/>
      <style:text-properties fo:font-size="12pt" style:font-size-asian="12pt" style:font-size-complex="12pt"/>
    </style:style>
    <style:style style:name="P171" style:parent-style-name="Textbody" style:family="paragraph">
      <style:paragraph-properties fo:text-align="justify"/>
    </style:style>
    <style:style style:name="T172" style:parent-style-name="Fuentedepárrafopredeter." style:family="text">
      <style:text-properties style:language-asian="es" style:country-asian="MX" style:language-complex="ar" style:country-complex="SA"/>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ítulo4"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ítulo4" style:family="paragraph">
      <style:paragraph-properties fo:text-align="justify"/>
    </style:style>
    <style:style style:name="P180" style:parent-style-name="Textbody" style:family="paragraph">
      <style:paragraph-properties fo:text-align="justify"/>
    </style:style>
    <style:style style:name="T181" style:parent-style-name="Fuentedepárrafopredeter." style:family="text">
      <style:text-properties fo:font-weight="bold" style:font-weight-asian="bold"/>
    </style:style>
    <style:style style:name="T182" style:parent-style-name="Fuentedepárrafopredeter." style:family="text">
      <style:text-properties fo:font-weight="bold" style:font-weight-asian="bold"/>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TableColumn186" style:family="table-column">
      <style:table-column-properties style:column-width="2.3111in" style:use-optimal-column-width="false"/>
    </style:style>
    <style:style style:name="TableColumn187" style:family="table-column">
      <style:table-column-properties style:column-width="2.0881in" style:use-optimal-column-width="false"/>
    </style:style>
    <style:style style:name="TableColumn188" style:family="table-column">
      <style:table-column-properties style:column-width="1.8229in" style:use-optimal-column-width="false"/>
    </style:style>
    <style:style style:name="Table185" style:family="table">
      <style:table-properties style:width="6.2222in" style:rel-width="90%" fo:margin-left="0in" table:align="center"/>
    </style:style>
    <style:style style:name="TableRow189" style:family="table-row">
      <style:table-row-properties style:use-optimal-row-height="false"/>
    </style:style>
    <style:style style:name="TableCell190" style:family="table-cell">
      <style:table-cell-properties fo:border-top="0.0104in solid #808080" fo:border-left="0.0104in solid #808080" fo:border-bottom="0.0034in solid #808080" fo:border-right="0.0104in solid #808080" fo:background-color="#FF6600" style:writing-mode="lr-tb" style:vertical-align="middle" fo:padding-top="0.0194in" fo:padding-left="0.0194in" fo:padding-bottom="0.0194in" fo:padding-right="0.0194in"/>
    </style:style>
    <style:style style:name="P191" style:parent-style-name="TableContents" style:family="paragraph">
      <style:paragraph-properties fo:text-align="justify"/>
      <style:text-properties fo:font-weight="bold" style:font-weight-asian="bold"/>
    </style:style>
    <style:style style:name="TableCell192" style:family="table-cell">
      <style:table-cell-properties fo:border-top="0.0104in solid #808080" fo:border-left="0.0034in solid #808080" fo:border-bottom="0.0034in solid #808080" fo:border-right="0.0104in solid #808080" style:writing-mode="lr-tb" style:vertical-align="middle" fo:padding-top="0.0194in" fo:padding-left="0.0194in" fo:padding-bottom="0.0194in" fo:padding-right="0.0194in"/>
    </style:style>
    <style:style style:name="P193" style:parent-style-name="TableContents" style:family="paragraph">
      <style:paragraph-properties fo:text-align="justify"/>
    </style:style>
    <style:style style:name="TableCell194" style:family="table-cell">
      <style:table-cell-properties fo:border-top="0.0104in solid #808080" fo:border-left="0.0034in solid #808080" fo:border-bottom="0.0034in solid #808080" fo:border-right="0.0104in solid #808080" style:writing-mode="lr-tb" style:vertical-align="middle" fo:padding-top="0.0194in" fo:padding-left="0.0194in" fo:padding-bottom="0.0194in" fo:padding-right="0.0194in"/>
    </style:style>
    <style:style style:name="P195" style:parent-style-name="TableContents" style:family="paragraph">
      <style:paragraph-properties fo:text-align="justify"/>
    </style:style>
    <style:style style:name="TableRow196" style:family="table-row">
      <style:table-row-properties style:use-optimal-row-height="false"/>
    </style:style>
    <style:style style:name="TableCell197" style:family="table-cell">
      <style:table-cell-properties fo:border-top="none" fo:border-left="0.0104in solid #808080" fo:border-bottom="0.0034in solid #808080" fo:border-right="0.0104in solid #808080" style:writing-mode="lr-tb" style:vertical-align="middle" fo:padding-top="0.0194in" fo:padding-left="0.0194in" fo:padding-bottom="0.0194in" fo:padding-right="0.0194in"/>
    </style:style>
    <style:style style:name="P198" style:parent-style-name="TableContents" style:family="paragraph">
      <style:paragraph-properties fo:text-align="justify"/>
    </style:style>
    <style:style style:name="TableCell199" style:family="table-cell">
      <style:table-cell-properties fo:border-top="none" fo:border-left="0.0034in solid #808080" fo:border-bottom="0.0034in solid #808080" fo:border-right="0.0104in solid #808080" fo:background-color="#00CC00" style:writing-mode="lr-tb" style:vertical-align="middle" fo:padding-top="0.0194in" fo:padding-left="0.0194in" fo:padding-bottom="0.0194in" fo:padding-right="0.0194in"/>
    </style:style>
    <style:style style:name="P200" style:parent-style-name="TableContents" style:family="paragraph">
      <style:paragraph-properties fo:text-align="justify"/>
      <style:text-properties fo:font-weight="bold" style:font-weight-asian="bold"/>
    </style:style>
    <style:style style:name="TableCell201" style:family="table-cell">
      <style:table-cell-properties fo:border-top="none" fo:border-left="0.0034in solid #808080" fo:border-bottom="0.0034in solid #808080" fo:border-right="0.0104in solid #808080" style:writing-mode="lr-tb" style:vertical-align="middle" fo:padding-top="0.0194in" fo:padding-left="0.0194in" fo:padding-bottom="0.0194in" fo:padding-right="0.0194in"/>
    </style:style>
    <style:style style:name="P202" style:parent-style-name="TableContents" style:family="paragraph">
      <style:paragraph-properties fo:text-align="justify"/>
    </style:style>
    <style:style style:name="TableRow203" style:family="table-row">
      <style:table-row-properties style:use-optimal-row-height="false"/>
    </style:style>
    <style:style style:name="TableCell204" style:family="table-cell">
      <style:table-cell-properties fo:border-top="none" fo:border-left="0.0104in solid #808080" fo:border-bottom="0.0104in solid #808080" fo:border-right="0.0104in solid #808080" style:writing-mode="lr-tb" style:vertical-align="middle" fo:padding-top="0.0194in" fo:padding-left="0.0194in" fo:padding-bottom="0.0194in" fo:padding-right="0.0194in"/>
    </style:style>
    <style:style style:name="P205" style:parent-style-name="TableContents" style:family="paragraph">
      <style:paragraph-properties fo:text-align="justify"/>
    </style:style>
    <style:style style:name="TableCell206" style:family="table-cell">
      <style:table-cell-properties fo:border-top="none" fo:border-left="0.0034in solid #808080" fo:border-bottom="0.0104in solid #808080" fo:border-right="0.0104in solid #808080" style:writing-mode="lr-tb" style:vertical-align="middle" fo:padding-top="0.0194in" fo:padding-left="0.0194in" fo:padding-bottom="0.0194in" fo:padding-right="0.0194in"/>
    </style:style>
    <style:style style:name="P207" style:parent-style-name="TableContents" style:family="paragraph">
      <style:paragraph-properties fo:text-align="justify"/>
    </style:style>
    <style:style style:name="TableCell208" style:family="table-cell">
      <style:table-cell-properties fo:border-top="none" fo:border-left="0.0034in solid #808080" fo:border-bottom="0.0104in solid #808080" fo:border-right="0.0104in solid #808080" fo:background-color="#6600CC" style:writing-mode="lr-tb" style:vertical-align="middle" fo:padding-top="0.0194in" fo:padding-left="0.0194in" fo:padding-bottom="0.0194in" fo:padding-right="0.0194in"/>
    </style:style>
    <style:style style:name="P209" style:parent-style-name="TableContents" style:family="paragraph">
      <style:paragraph-properties fo:text-align="justify"/>
      <style:text-properties fo:font-weight="bold" style:font-weight-asian="bold"/>
    </style:style>
    <style:style style:name="P210" style:parent-style-name="Textbody" style:family="paragraph">
      <style:paragraph-properties fo:text-align="justify"/>
    </style:style>
    <style:style style:name="TableColumn212" style:family="table-column">
      <style:table-column-properties style:column-width="2.95in" style:use-optimal-column-width="false"/>
    </style:style>
    <style:style style:name="TableColumn213" style:family="table-column">
      <style:table-column-properties style:column-width="2.5812in" style:use-optimal-column-width="false"/>
    </style:style>
    <style:style style:name="Table211" style:family="table">
      <style:table-properties style:width="5.5312in" style:rel-width="80%" fo:margin-left="0in" table:align="center"/>
    </style:style>
    <style:style style:name="TableRow214" style:family="table-row">
      <style:table-row-properties style:use-optimal-row-height="false"/>
    </style:style>
    <style:style style:name="TableCell215" style:family="table-cell">
      <style:table-cell-properties fo:border-top="0.0104in solid #808080" fo:border-left="0.0104in solid #808080" fo:border-bottom="0.0034in solid #808080" fo:border-right="0.0104in solid #808080" style:writing-mode="lr-tb" style:vertical-align="middle" fo:padding-top="0.0194in" fo:padding-left="0.0194in" fo:padding-bottom="0.0194in" fo:padding-right="0.0194in"/>
    </style:style>
    <style:style style:name="P216" style:parent-style-name="TableContents" style:family="paragraph">
      <style:paragraph-properties fo:text-align="justify"/>
      <style:text-properties fo:font-weight="bold" style:font-weight-asian="bold"/>
    </style:style>
    <style:style style:name="TableCell217" style:family="table-cell">
      <style:table-cell-properties fo:border-top="0.0104in solid #808080" fo:border-left="0.0034in solid #808080" fo:border-bottom="0.0034in solid #808080" fo:border-right="0.0104in solid #808080" style:writing-mode="lr-tb" style:vertical-align="middle" fo:padding-top="0.0194in" fo:padding-left="0.0194in" fo:padding-bottom="0.0194in" fo:padding-right="0.0194in"/>
    </style:style>
    <style:style style:name="P218" style:parent-style-name="TableContents" style:family="paragraph">
      <style:paragraph-properties fo:text-align="justify"/>
      <style:text-properties fo:font-weight="bold" style:font-weight-asian="bold"/>
    </style:style>
    <style:style style:name="TableRow219" style:family="table-row">
      <style:table-row-properties style:use-optimal-row-height="false"/>
    </style:style>
    <style:style style:name="TableCell220" style:family="table-cell">
      <style:table-cell-properties fo:border-top="none" fo:border-left="0.0104in solid #808080" fo:border-bottom="0.0034in solid #808080" fo:border-right="0.0104in solid #808080" style:writing-mode="lr-tb" style:vertical-align="middle" fo:padding-top="0.0194in" fo:padding-left="0.0194in" fo:padding-bottom="0.0194in" fo:padding-right="0.0194in"/>
    </style:style>
    <style:style style:name="P221" style:parent-style-name="TableContents" style:family="paragraph">
      <style:paragraph-properties fo:text-align="justify"/>
      <style:text-properties fo:font-weight="bold" style:font-weight-asian="bold"/>
    </style:style>
    <style:style style:name="TableCell222" style:family="table-cell">
      <style:table-cell-properties fo:border-top="none" fo:border-left="0.0034in solid #808080" fo:border-bottom="0.0034in solid #808080" fo:border-right="0.0104in solid #808080" style:writing-mode="lr-tb" style:vertical-align="middle" fo:padding-top="0.0194in" fo:padding-left="0.0194in" fo:padding-bottom="0.0194in" fo:padding-right="0.0194in"/>
    </style:style>
    <style:style style:name="P223" style:parent-style-name="TableContents" style:family="paragraph">
      <style:paragraph-properties fo:text-align="justify"/>
      <style:text-properties fo:font-weight="bold" style:font-weight-asian="bold"/>
    </style:style>
    <style:style style:name="TableRow224" style:family="table-row">
      <style:table-row-properties style:use-optimal-row-height="false"/>
    </style:style>
    <style:style style:name="TableCell225" style:family="table-cell">
      <style:table-cell-properties fo:border-top="none" fo:border-left="0.0104in solid #808080" fo:border-bottom="0.0104in solid #808080" fo:border-right="0.0104in solid #808080" style:writing-mode="lr-tb" style:vertical-align="middle" fo:padding-top="0.0194in" fo:padding-left="0.0194in" fo:padding-bottom="0.0194in" fo:padding-right="0.0194in"/>
    </style:style>
    <style:style style:name="P226" style:parent-style-name="TableContents" style:family="paragraph">
      <style:paragraph-properties fo:text-align="justify"/>
      <style:text-properties fo:font-weight="bold" style:font-weight-asian="bold"/>
    </style:style>
    <style:style style:name="TableCell227" style:family="table-cell">
      <style:table-cell-properties fo:border-top="none" fo:border-left="0.0034in solid #808080" fo:border-bottom="0.0104in solid #808080" fo:border-right="0.0104in solid #808080" style:writing-mode="lr-tb" style:vertical-align="middle" fo:padding-top="0.0194in" fo:padding-left="0.0194in" fo:padding-bottom="0.0194in" fo:padding-right="0.0194in"/>
    </style:style>
    <style:style style:name="P228" style:parent-style-name="TableContents" style:family="paragraph">
      <style:paragraph-properties fo:text-align="justify"/>
      <style:text-properties fo:font-weight="bold" style:font-weight-asian="bold"/>
    </style:style>
    <style:style style:name="P229" style:parent-style-name="Textbody" style:family="paragraph">
      <style:paragraph-properties fo:text-align="justify"/>
    </style:style>
    <style:style style:name="P230" style:parent-style-name="Título4"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T235" style:parent-style-name="Fuentedepárrafopredeter." style:family="text">
      <style:text-properties style:language-asian="es" style:country-asian="MX" style:language-complex="ar" style:country-complex="SA"/>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ítulo4"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ge-content" style:horizontal-pos="righ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office:automatic-styles>
  <office:body>
    <office:text text:use-soft-page-breaks="true">
      <text:p text:style-name="P1">Teoría de colores</text:p>
      <text:p text:style-name="P7"/>
      <text:p text:style-name="P8">Se conoce como Teoría del color a un<text:s/><text:span text:style-name="T9">conjunto de reglas básicas que rigen la mezcla de colores</text:span><text:s/>para conseguir efectos deseados, mediante la combinación de colores o pigmentos. Es un principio de gran importancia en el diseño gráfico, la pintura, la<text:s/>fotografía,<text:s/>la imprenta y la televisión, entre otras áreas visuales.</text:p>
      <text:p text:style-name="P10"/>
      <text:p text:style-name="P11">De acuerdo a este tipo de estudios del color, a cada uno se le pueden atribuir distintas propiedades, como son:</text:p>
      <text:list text:style-name="LFO1" text:continue-numbering="true">
        <text:list-item>
          <text:p text:style-name="P12"><text:span text:style-name="StrongEmphasis">Matiz.</text:span><text:span text:style-name="T13"><text:s/></text:span>También llamado “croma”, alude al color en sí mismo, lo que nos permite distinguir un color de otro diferente.</text:p>
        </text:list-item>
        <text:list-item>
          <text:p text:style-name="P14"><text:span text:style-name="StrongEmphasis">Luminosidad.</text:span><text:s/>También llamada “valor”, se refiere a la<text:s/>cantidad de luz presente en el color, o sea, si es más claro o más oscuro, lo que equivale a decir si está más cerca del negro o del blanco.</text:p>
        </text:list-item>
        <text:list-item>
          <text:p text:style-name="P15"><text:span text:style-name="StrongEmphasis">Saturación.</text:span><text:s/>Básicamente se refiere a la pureza del color, o sea, la concentración de gris presente en un color en<text:s/>un momento determinado. Mientras más gris posea, menos puro será y menor será su saturación, viéndose como si estuviera sucio, opaco.</text:p>
        </text:list-item>
      </text:list>
      <text:p text:style-name="P16">El modelo de color RGB</text:p>
      <text:p text:style-name="P17">El modelo de color RGB se llama así debido a sus<text:s/><text:span text:style-name="StrongEmphasis">colores primarios: rojo, verde y azul</text:span><text:s/>(<text:span text:style-name="Énfasis">Red</text:span>,<text:s/><text:span text:style-name="Énfasis">Green</text:span>,<text:s/><text:span text:style-name="Énfasis">Blue</text:span>, en inglés), a partir de los cuales se compone el resto.<text:s/><text:span text:style-name="StrongEmphasis">Es un sistema de color aditivo</text:span>, en el que los colores deben sumarse para producir uno nuevo.</text:p>
      <text:h text:style-name="P18" text:outline-level="2"><text:bookmark-start text:name="el-modelo-de-color-cmyk"/><text:bookmark-end text:name="el-modelo-de-color-cmyk"/>El modelo de color CMYK</text:h>
      <text:p text:style-name="P19">El modelo CMYK es distinto al anterior, pero su nombre también es la unión<text:s/>de las iniciales de los<text:s/><text:span text:style-name="StrongEmphasis">colores que toma como referencia: cyan, magenta, amarillo</text:span><text:s/>(en inglés:<text:s/><text:span text:style-name="Énfasis">yellow</text:span>),<text:s/><text:span text:style-name="StrongEmphasis">con el añadido del negro</text:span><text:s/>(llamado<text:s/><text:span text:style-name="Énfasis">Key</text:span><text:s/>en inglés para evitar la confusión con la<text:s/><text:span text:style-name="Énfasis">B</text:span><text:s/>del<text:s/><text:span text:style-name="Énfasis">blue</text:span><text:s/>del RGB).</text:p>
      <text:p text:style-name="P20">Este modelo comprende el color a partir de la absorción de la luz, de modo que a diferencia del RGB,<text:span text:style-name="StrongEmphasis"><text:s/>es de tipo sustractivo</text:span>, de resta de luz: la mezcla de todos los colores puros (azul, rojo, amarillo) da negro, la ausencia total de luz.</text:p>
      <text:p text:style-name="P21">Aparte, los diversos colores secundarios pueden formarse de esta<text:s/>matriz, variando las combinaciones posibles de los tres: cian y magenta construye púrpura, cian y amarillo construye el verde, amarillo y magenta construye el rojo.</text:p>
      <text:p text:style-name="P22"/>
      <text:soft-page-break/>
      <text:p text:style-name="P23">Fue<text:s/><text:a xlink:href="http://www.profesorenlinea.cl/biografias/NewtonIsaac.htm" office:target-frame-name="_top" xlink:show="replace"><text:span text:style-name="T24">Isaac Newton</text:span></text:a><text:s/>(1641-1727) quien tuvo las primeras evidencias (1666) de que el color no existe.</text:p>
      <text:p text:style-name="P25">Encerrado en una pieza oscura, Newton dejó pasar un pequeño haz de luz blanca a través de un orificio. Interceptó esa luz con un pequeño cristal, un prisma de base triangular, y vio (percibió) que al pasar por el cristal el rayo de luz se descomponía y aparecían los seis colores del espectro reflejados en la pared donde incidía el rayo de luz original:<text:s/><text:span text:style-name="T26">rojo, naranja, amarillo, verde, azul y violeta</text:span>.</text:p>
      <text:p text:style-name="P27">Así, se pudo establecer que<text:s/>la luz blanca, presente en todas partes, está formada por “trozos” de luz de seis “colores”, y que cuando esa luz “choca” con algún cuerpo, éste absorbe alguno de dichos “trozos” y refleja otros. Los colores reflejados son los que percibimos (vemos) con nuestro sentido de la vista.</text:p>
      <text:p text:style-name="P28">Eso nos lleva a concluir que el verdadero<text:s/><text:span text:style-name="T29">color está en la luz</text:span>, o bien que la<text:s/><text:span text:style-name="T30">luz es color</text:span>.</text:p>
      <text:p text:style-name="P31">Ahora, con más propiedad, podemos decir que el color es una sensación que percibimos gracias a la existencia y naturaleza de la luz y a<text:s/>la capacidad de nuestros órganos visuales para trasmitir dichas sensaciones al cerebro.</text:p>
      <text:p text:style-name="P32">Intentando una definición desde el punto de vista físico, diremos que<text:s/><text:span text:style-name="T33">el color es luz blanca que se descompone al atravesar un prisma de cristal.</text:span></text:p>
      <text:h text:style-name="P34" text:outline-level="4">Teoría del color</text:h>
      <text:p text:style-name="P35">De lo<text:s/>anterior, podemos colegir que el color de los cuerpos no es una propiedad intrínseca de ellos, sino que depende de la naturaleza de la luz que reciben.</text:p>
      <text:p text:style-name="P36">La percepción de un color o de otro se logra debido a una propiedad física de la luz, su<text:s/><text:span text:style-name="T37">longitud de on</text:span><text:span text:style-name="T38">da</text:span>.</text:p>
      <text:p text:style-name="P39">Más arriba vimos que ya lo demostró<text:s/><text:span text:style-name="T40">Newton</text:span>: cuando la luz blanca (luz visible) atraviesa un prisma de cristal se separa en sus componentes según sus diferentes longitudes de onda, y se pueden apreciar claramente los seis componentes que integran la luz<text:s/>blanca y forman los seis colores básicos (rojo, naranja, amarillo, verde, azul y violeta).</text:p>
      <text:p text:style-name="P41"><text:span text:style-name="T42"><draw:frame draw:z-index="251658240" draw:id="id0" draw:style-name="a0" draw:name="inline-ad-0" text:anchor-type="paragraph" svg:x="0in" svg:y="0in" svg:width="6.72847in" svg:height="0.01597in" style:rel-width="scale" style:rel-height="scale"><draw:text-box><text:p text:style-name="Textbody"/></draw:text-box><svg:title/><svg:desc/></draw:frame></text:span>Es lo que conocemos como<text:s/><text:span text:style-name="T43">refracción</text:span>.</text:p>
      <text:soft-page-break/>
      <text:h text:style-name="P44" text:outline-level="5"><text:span text:style-name="T45"><draw:frame draw:z-index="251659264" draw:id="id1" draw:style-name="a1" draw:name="Marco1" text:anchor-type="paragraph" svg:x="0in" svg:y="0in" svg:width="0.82708in" svg:height="0in" style:rel-width="scale" style:rel-height="scale"><draw:text-box><table:table table:style-name="Table46"><table:table-columns><table:table-column table:style-name="TableColumn47"/></table:table-columns><table:table-row table:style-name="TableRow48"><table:table-cell table:style-name="TableCell49"><text:p text:style-name="P50">Colores luz primarios: rojo, azul y verde, según el modelo de mezcla aditiva</text:p></table:table-cell></table:table-row></table:table><text:p text:style-name="Normal"/></draw:text-box><svg:title/><svg:desc/></draw:frame></text:span><text:span text:style-name="T51">Los colores primarios</text:span></text:h>
      <text:p text:style-name="P52">Si hablamos del color en sentido general, nos encontramos con que la<text:s/><text:span text:style-name="T53">Teoría del color</text:span>es un grupo de reglas básicas en la mezcla de percepción de colores para conseguir el efecto deseado combinando colores de luz o combinando colores reflejados en pigmentos.</text:p>
      <text:p text:style-name="P54">En el ámbito práctico del uso del color, el conocimiento que tenemos y hemos adquirido sobre éste hace referencia al color pigmento y proviene de las enseñanzas de la antigua Academia Francesa de Pintura que consideraba como colores primarios (aquellos que por mezcla producirán todos los demás colores) al<text:s/><text:span text:style-name="T55">rojo</text:span>, el<text:s/><text:span text:style-name="T56">amarillo</text:span><text:s/>y el<text:span text:style-name="T57">azul</text:span>.</text:p>
      <text:p text:style-name="P58">La definición clásica dice que un<text:s/><text:span text:style-name="T59">color primario es aquél que no se puede crear mezclando otros colores</text:span>.</text:p>
      <text:p text:style-name="P60">Pero si mezclamos entre sí esos colores primarios podemos producir la mayoría de los<text:s/>colores conocidos.</text:p>
      <text:p text:style-name="P61">Por ejemplo, si mezclamos dos colores primarios obtenemos un<text:s/><text:span text:style-name="T62">color secundario</text:span>, y al mezclar un secundario con un primario se produce lo que llamamos<text:s/><text:span text:style-name="T63">color terciario</text:span><text:s/>o<text:s/><text:span text:style-name="T64">intermedio</text:span>.</text:p>
      <text:p text:style-name="P65">Comúnmente, los colores<text:s/><text:span text:style-name="T66">rojo, amarillo</text:span><text:s/>y<text:s/><text:span text:style-name="T67">azul</text:span><text:s/>se consideran los<text:s/><text:span text:style-name="T68">colores primarios</text:span><text:s/>en el mundo del arte.</text:p>
      <text:p text:style-name="P69">Pero se ha comprobado que esto no es técnicamente cierto, o que, al menos, es impreciso.</text:p>
      <text:p text:style-name="P70">Veamos por qué.</text:p>
      <text:p text:style-name="P71">Fisiológicamente, la percepción<text:s/>de los colores primarios está basada en la respuesta biológica de las células receptoras del ojo humano (<text:span text:style-name="T72">conos</text:span>) ante la presencia de ciertas<text:s/><text:span text:style-name="T73">frecuencias de luz</text:span><text:s/>y sus interferencias, y es dependiente de la percepción subjetiva del cerebro humano.</text:p>
      <text:h text:style-name="P74" text:outline-level="4">Fisiología<text:s/>de la visión</text:h>
      <text:p text:style-name="P75"><text:span text:style-name="T76"><draw:frame draw:z-index="2" draw:id="id2" draw:style-name="a2" draw:name="inline-ad-1" text:anchor-type="paragraph" svg:x="0in" svg:y="0in" svg:width="6.72847in" svg:height="0.01597in" style:rel-width="scale" style:rel-height="scale"><draw:text-box><text:p text:style-name="Textbody"/></draw:text-box><svg:title/><svg:desc/></draw:frame></text:span>En la retina del ojo humano hay dos tipos de “células” diferentes llamadas<text:s/><text:span text:style-name="T77">bastones</text:span><text:s/>y<text:s/><text:span text:style-name="T78">conos</text:span>.</text:p>
      <text:p text:style-name="P79">Los bastones y conos del órgano de la vista están organizados en grupos de tres elementos sensibles, cada uno de ellos destinado a captar un solo<text:s/>color del espectro: uno al azul,otro al verde y otro al rojo, del mismo modo que una pantalla de televisión en color.</text:p>
      <text:p text:style-name="P80">Cuando vemos rojo es porque se ha excitado el elemento sensible a esta longitud de onda. Cuando vemos amarillo es porque se excitan a un<text:s/>tiempo el verde y el rojo, y cuando vemos azul celeste (cyan), es que están funcionando simultáneamente el verde y el azul (azul violeta).</text:p>
      <text:p text:style-name="P81">A esta capacidad de percepción de los colores contribuye, además, el que todos los cuerpos están constituidos por sustancias (pigmentos) que absorben y reflejan las ondas electromagnéticas; es decir, absorben y reflejan colores.</text:p>
      <text:p text:style-name="P82">Decimos que un objeto tiene un color cuando, con preferencia, refleja o transmite las radiaciones correspondientes a tal color.</text:p>
      <text:p text:style-name="P83">Cuando un cuerpo<text:s/>se ve blanco es porque recibe todos los colores básicos del espectro (rojo, verde y azul) y los devuelve reflejados, generándose así la mezcla de los tres colores, el blanco.</text:p>
      <text:soft-page-break/>
      <text:p text:style-name="P84">Si el objeto se ve negro es porque absorbe todas las radiaciones electromagnéticas (todos los colores) y no refleja ninguno.</text:p>
      <text:p text:style-name="P85">En este punto resulta importante diferenciar la percepción de un color por emisión de luz, por reflexión de la misma  en un cuerpo o por transparencia.</text:p>
      <text:p text:style-name="P86">Así, los colores de las cosas que vemos mediante la luz reflejada dependen del tipo de luz que cae sobre ellas, pero también depende de la naturaleza de sus superficies; o sea, del tipo de pigmento que las cubra.</text:p>
      <text:p text:style-name="P87">Los pigmentos son compuestos que absorben la luz de unos colores particulares (según su longitud de onda) con especial eficiencia.</text:p>
      <text:h text:style-name="P88" text:outline-level="4">Modelos de color</text:h>
      <text:p text:style-name="P89">Como ya lo vimos, ahora sabemos que un ojo humano normal posee solo<text:s/><text:span text:style-name="T90">tres tipos de conos receptores</text:span>, y que estos responden a longitudes de onda específicas de luz<text:s/><text:span text:style-name="T91">roja, verde</text:span><text:s/>y<text:s/><text:span text:style-name="T92">azul</text:span>, por lo tanto podemos inferir<text:s/>que los colores primarios son estos:<text:s/><text:span text:style-name="T93">rojo, verde y azul,<text:s/></text:span>y podemos identificarlos como los<text:s/><text:span text:style-name="T94">colores primarios en la luz</text:span>.</text:p>
      <text:p text:style-name="P95">Ahora, si tenemos una sustancia (pigmento) que no emita luz, la luz blanca del ambiente incidrá en el pigmento, el cual absorbe ciertas<text:s/>longitudes de onda y refleja otras, dando como resultado el color aparente de la sustancia (o pigmento).</text:p>
      <text:p text:style-name="P96">Si se mezclan tintes (pigmentos) de tal manera que se absorban todas las longitudes de onda, el resultado será el negro. Este modelo de representación<text:s/>de color se conoce como<text:s/><text:span text:style-name="T97">modelo sustractivo</text:span>, ya que el pigmento sustrae longitudes de onda para generar el color.</text:p>
      <text:h text:style-name="P98" text:outline-level="4">Colores primarios en la luz</text:h>
      <text:p text:style-name="P99"><text:span text:style-name="T100"><draw:frame draw:z-index="3" draw:id="id3" draw:style-name="a3" draw:name="inline-ad-2" text:anchor-type="paragraph" svg:x="0in" svg:y="0in" svg:width="6.72847in" svg:height="0.01597in" style:rel-width="scale" style:rel-height="scale"><draw:text-box><text:p text:style-name="Textbody"/></draw:text-box><svg:title/><svg:desc/></draw:frame></text:span>Si utilizamos solo fuentes de luz de color, cada color de luz contiene una mezcla de longitudes de onda, las cuales son percibidas por el ojo como información de color; la mezcla de todas las longitudes de onda, al contrario que en el modelo sustractivo, da como resultado el blanco. Este modelo, consistente en la adición de longitudes de onda para obtener colores,<text:s/>se conoce como<text:s/><text:span text:style-name="T101">modelo aditivo</text:span><text:s/>de color.</text:p>
      <text:p text:style-name="P102">El trío de colores,<text:s/><text:span text:style-name="T103">rojo</text:span><text:s/>–<text:s/><text:span text:style-name="T104">verde</text:span><text:s/>–<text:s/><text:span text:style-name="T105">azul</text:span>, se considera idealmente como el conjunto de<text:s/><text:span text:style-name="T106">colores primarios de la luz</text:span>, ya que con ellos se puede representar una gama muy amplia de colores visibles; la mezcla de los tres en iguales intensidades (adición) resulta en grises claros, que tienden idealmente al blanco.</text:p>
      <text:p text:style-name="P107">En la síntesis aditiva, la mezcla de los colores primarios ideales da los siguientes resultados:</text:p>
      <text:list text:style-name="LFO2" text:continue-numbering="true">
        <text:list-item>
          <text:p text:style-name="P108">Verde + azul =<text:s/><text:span text:style-name="T109">Cian</text:span></text:p>
        </text:list-item>
        <text:list-item>
          <text:p text:style-name="P110">Rojo + azul =<text:s/><text:span text:style-name="T111">Magenta</text:span></text:p>
        </text:list-item>
        <text:list-item>
          <text:p text:style-name="P112">Rojo + verde =<text:s/><text:span text:style-name="T113">Amarillo</text:span></text:p>
        </text:list-item>
        <text:list-item>
          <text:p text:style-name="P114">Rojo + azul + verde =<text:s/><text:span text:style-name="T115">Blanco</text:span></text:p>
        </text:list-item>
      </text:list>
      <text:h text:style-name="P116" text:outline-level="4">Colores primarios en el pigmento</text:h>
      <text:p text:style-name="P117">Entonces, si se mezclan pigmentos, se trata de una<text:s/><text:span text:style-name="T118">mezcla sustractiva</text:span><text:s/>ya que con cada pigmento que se añade lo que hacemos es absorber más partes del espectro; es decir, más colores primarios, y el resultado final será la ausencia de luz: el negro.</text:p>
      <text:soft-page-break/>
      <text:p text:style-name="P119">Así, el magenta, el ciano y el amarillo son colores pigmento, su fusión da el negro. Son los colores utilizados en la imprenta, las tintas y el papel. Su mezcla se llama<text:s/><text:span text:style-name="T120">sín</text:span><text:span text:style-name="T121">tesis sustractiva</text:span><text:s/>y es común en todos los sistemas de impresión, pinturas, tintes y colorantes.</text:p>
      <text:p text:style-name="P122">En la síntesis sustractiva, los tres colores primarios son<text:s/><text:span text:style-name="T123">cian</text:span><text:s/>–<text:s/><text:span text:style-name="T124">magenta</text:span><text:s/>–<text:s/><text:span text:style-name="T125">amarillo</text:span>, su mezcla en partes iguales (sustracción) da origen a tonalidades grises oscuras, las cuales tienden -en el modelo ideal- al negro.</text:p>
      <text:p text:style-name="P126">La mezcla de estos colores primarios da los siguientes resultados ideales en la síntesis sustractiva:</text:p>
      <text:list text:style-name="LFO3" text:continue-numbering="true">
        <text:list-item>
          <text:p text:style-name="P127">Magenta + amarillo =<text:s/><text:span text:style-name="T128">Rojo</text:span></text:p>
        </text:list-item>
        <text:list-item>
          <text:p text:style-name="P129">Cian + amarillo =<text:s/><text:span text:style-name="T130">Verde</text:span></text:p>
        </text:list-item>
        <text:list-item>
          <text:p text:style-name="P131">Cian + magenta =<text:s/><text:span text:style-name="T132">Azul</text:span></text:p>
        </text:list-item>
        <text:list-item>
          <text:p text:style-name="P133">Cian + magenta + amarillo =<text:s/><text:span text:style-name="T134">Negro</text:span></text:p>
        </text:list-item>
      </text:list>
      <text:p text:style-name="P135">Trasladando la<text:s/><text:span text:style-name="T136">teoría tricromática</text:span><text:s/>del color luz al campo práctico podemos decir que existen tres pigmentos (colores, tintes o pinturas), denominados básicos o primarios, que no pueden ser obtenidos mediante mezclas y a partir de los cuáles se generan todos los demás colores. Estos colores básicos son:<text:s/><text:span text:style-name="T137">amarillo, rojo</text:span><text:s/>y<text:s/><text:span text:style-name="T138">azul</text:span>.</text:p>
      <text:p text:style-name="P139"><text:span text:style-name="T140"><draw:frame draw:z-index="4" draw:id="id4" draw:style-name="a4" draw:name="Marco2" text:anchor-type="paragraph" svg:x="0in" svg:y="0in" svg:width="0.91319in" svg:height="0in" style:rel-width="scale" style:rel-height="scale"><draw:text-box><table:table table:style-name="Table141"><table:table-columns><table:table-column table:style-name="TableColumn142"/></table:table-columns><table:table-row table:style-name="TableRow143"><table:table-cell table:style-name="TableCell144"><text:p text:style-name="P145">Colores primarios y secundarios según el modelo de mezcla sustractiva del color.</text:p></table:table-cell></table:table-row></table:table><text:p text:style-name="Normal"/></draw:text-box><svg:title/><svg:desc/></draw:frame></text:span>Al tenor de este conocimiento práctico vemos que en realidad existen dos sistemas de<text:s/>colores primarios:<text:s/><text:span text:style-name="T146">colores primarios luz</text:span><text:s/>y<text:s/><text:span text:style-name="T147">colores primarios pigmento</text:span>.</text:p>
      <text:p text:style-name="P148"><text:span text:style-name="T149"><draw:frame draw:z-index="5" draw:id="id5" draw:style-name="a5" draw:name="inline-ad-3" text:anchor-type="paragraph" svg:x="0in" svg:y="0in" svg:width="6.72847in" svg:height="0.01597in" style:rel-width="scale" style:rel-height="scale"><draw:text-box><text:p text:style-name="Textbody"/></draw:text-box><svg:title/><svg:desc/></draw:frame></text:span>Entonces, cuando se habla de colores hay que precisar entre<text:s/><text:span text:style-name="T150">colores luz</text:span><text:s/>y<text:s/><text:span text:style-name="T151">colores pigmento</text:span><text:s/>o materiales, y   al hablar de mezclas de colores hay que diferenciar entre<text:span text:style-name="T152">mezcla aditiva</text:span><text:s/>y<text:s/><text:span text:style-name="T153">mezcla sustractiva</text:span>.</text:p>
      <text:p text:style-name="P154">Si se mezclan luces se trata de una mezcla aditiva y el resultado de la combinación total es la luz blanca.</text:p>
      <text:p text:style-name="P155">Puedes reproducir cualquier sensación de color mezclando diferentes cantidades de luces<text:s/><text:span text:style-name="T156">roja, verde y azul</text:span>. Por eso se conocen<text:s/>estos colores como<text:s/><text:span text:style-name="T157">primarios</text:span><text:s/>aditivos.</text:p>
      <text:p text:style-name="P158">En el caso de los pigmentos usados en las pinturas, rotuladores, etcétera se utilizan como colores básicos para realizar las mezclas el<text:s/><text:span text:style-name="T159">amarillo, el magenta y el cian</text:span>.</text:p>
      <text:h text:style-name="P160" text:outline-level="4">Reciprocidad entre los modelos</text:h>
      <text:p text:style-name="P161">Según los dos<text:s/>modelos ideales, ambos esquemas de color tienen una clara correspondencia: los<text:s/><text:span text:style-name="T162">colores secundarios</text:span><text:s/>del modelo basado en la luz son los<text:s/><text:span text:style-name="T163">colores primarios</text:span><text:s/>del modemo basado en los pigmentos, y viceversa.</text:p>
      <text:p text:style-name="P164">Si bien esto es cierto en el plano teórico y puede considerarse válido hasta cierto punto, en la práctica es imposible de conseguir, ya que la percepción del color es una función biológica; además, es prácticamente imposible en la realidad obtener pigmentos y luces totalmente puros, y cualquier mezcla, sin importar que sea sustractiva o aditiva, es realmente un fenómeno de<text:s/><text:span text:style-name="T165">interferencia</text:span><text:s/>percibida como una falsa tonalidad por el ojo, y no un cambio real en la frecuencia de la luz.</text:p>
      <text:p text:style-name="P166">Por esta razón, es muy poco probable obtener una correspondencia absoluta para cada color entre ambos modelos.</text:p>
      <text:soft-page-break/>
      <text:h text:style-name="P167" text:outline-level="4">A modo de resumen</text:h>
      <text:h text:style-name="P168" text:outline-level="5">Color de la luz, síntesis aditiva</text:h>
      <text:p text:style-name="P169">Los colores producidos por luces (en el monitor de nuestro computador, en el cine, televisión, etc.) tienen como colores primarios, al rojo, el verde y el azul (RGB)<text:s/>cuya fusión crea y compone la luz blanca, por eso a esta mezcla se le denomina, síntesis aditiva y las mezclas parciales de estas luces dan origen a la mayoría de los colores del espectro visible.</text:p>
      <text:h text:style-name="P170" text:outline-level="5">Color de pigmento, síntesis sustractiva</text:h>
      <text:p text:style-name="P171"><text:span text:style-name="T172"><draw:frame draw:z-index="7" draw:id="id6" draw:style-name="a6" draw:name="inline-ad-4" text:anchor-type="paragraph" svg:x="0in" svg:y="0in" svg:width="6.72847in" svg:height="0.01597in" style:rel-width="scale" style:rel-height="scale"><draw:text-box><text:p text:style-name="Textbody"/></draw:text-box><svg:title/><svg:desc/></draw:frame></text:span>Los colores sustractivos son colores basados en la luz reflejada desde los pigmentos aplicados a las superficies.</text:p>
      <text:p text:style-name="P173">Forman esta síntesis sustractiva, el color magenta, el cyan y el amarillo. Son los colores básicos de las tintas que se usan en la mayoría de los sistemas de<text:s/>impresión, motivo por el cual estos colores han desplazado en la consideración de colores primarios a los tradicionales.</text:p>
      <text:p text:style-name="P174">Como vemos, al hablar de colores luz o de pigmentos, nos encontramos con que en verdad existen, no dos sino que tres juegos de colores<text:s/>primarios:</text:p>
      <text:h text:style-name="P175" text:outline-level="4">Tres juegos de colores primarios</text:h>
      <text:p text:style-name="P176">1. El primer juego de colores primarios es el del rojo, verde y el azul, conocidos como primarios aditivos, o primarios de la luz y se utilizan en el campo de la ciencia o en la formación de imágenes de monitores. Si se mezclan en distintos porcentajes forman otros colores y si lo hacen en cantidades iguales producen la luz blanca.</text:p>
      <text:p text:style-name="P177">2. En tanto, los artistas y diseñadores parten de un segundo juego de colores primarios formado por el rojo, el amarillo y el azul. Mezclando pigmentos que reflejen estos colores pueden obtenerse todos los demás tonos.</text:p>
      <text:p text:style-name="P178">3. A partir de esta segunda tricromía, se llega al tercer juego de colores primarios, que se compone de magenta, amarillo y cyan. Se tratan de los primarios sustractivos<text:s/>y son los empleados por los impresores. En imprenta, la separación de colores se realiza utilizando filtros para restar luz de los primarios aditivos, con lo que se obtienen los colores de impresión por proceso sustractivo.</text:p>
      <text:h text:style-name="P179" text:outline-level="4">Combinación de colores primarios<text:s/>y secundarios</text:h>
      <text:p text:style-name="P180">Siguiendo con este estudio del color, o de la percepción del mismo, reiteremos que en la naturaleza existen tres pigmentos (materia en forma de gránulos presente en muchas células vegetales o animales), denominados básicos o primarios, que pueden reflejar por separado cada uno de los colores básicos contenidos en la luz.:<text:s/><text:span text:style-name="T181">amarillo, rojo</text:span><text:s/>y<text:s/><text:span text:style-name="T182">azul</text:span></text:p>
      <text:p text:style-name="P183">Como ya lo vimos, en el campo de las artes gráficas los colores considerados como primarios son el cyan o ciano (azul verdoso), el amarillo y el magenta (rojo azulado).</text:p>
      <text:p text:style-name="P184">Si mezclamos los colores primarios (en sentido amplio) entre sí obtendríamos los denominados “colores secundarios”. Estos son:</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Naranja (amarillo + rojo)</text:p>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Verde (amarillo + azul)</text:p>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Violeta (rojo + azul)</text:p>
          </table:table-cell>
        </table:table-row>
      </table:table>
      <text:p text:style-name="P210">Por su parte, la mezcla de un<text:s/>color primario y uno secundario daría lugar a los llamados “colores intermedios”.</text:p>
      <table:table table:style-name="Table211">
        <table:table-columns>
          <table:table-column table:style-name="TableColumn212"/>
          <table:table-column table:style-name="TableColumn213"/>
        </table:table-columns>
        <table:table-row table:style-name="TableRow214">
          <table:table-cell table:style-name="TableCell215">
            <text:p text:style-name="P216">Amarillo-naranja</text:p>
          </table:table-cell>
          <table:table-cell table:style-name="TableCell217">
            <text:p text:style-name="P218">Rojo-naranja</text:p>
          </table:table-cell>
        </table:table-row>
        <table:table-row table:style-name="TableRow219">
          <table:table-cell table:style-name="TableCell220">
            <text:p text:style-name="P221">Rojo-violeta</text:p>
          </table:table-cell>
          <table:table-cell table:style-name="TableCell222">
            <text:p text:style-name="P223">Azul-violeta</text:p>
          </table:table-cell>
        </table:table-row>
        <table:table-row table:style-name="TableRow224">
          <table:table-cell table:style-name="TableCell225">
            <text:p text:style-name="P226">Azul-verde</text:p>
          </table:table-cell>
          <table:table-cell table:style-name="TableCell227">
            <text:p text:style-name="P228">Amarillo-verde</text:p>
          </table:table-cell>
        </table:table-row>
      </table:table>
      <text:p text:style-name="P229">Por último, la mezcla de dos secundarios originaria un “color terciario” y la de dos<text:s/>terciarios un “cuaternario”.</text:p>
      <text:h text:style-name="P230" text:outline-level="4">Colores complementarios</text:h>
      <text:p text:style-name="P231">Al trabajar con colores, éstos pueden contrastarse o situarse al lado o encima unos de otros. Cuando esto ocurre, se producen efectos visuales que destacan o disminuyen la intensidad (tono) de<text:s/>algunos.</text:p>
      <text:p text:style-name="P232">Así, por ejemplo, cuando situamos un color de tono claro (amarillo limón) sobre un fondo blanco parecerá más “suave” de lo que realmente es, mientras que si lo ubicamos sobre el negro aparentará ser más “intenso”.</text:p>
      <text:p text:style-name="P233">Pero también existen parejas de<text:s/>colores denominados “complementarios”, entre los que no se producen estos efectos visuales, ayudando al “artista” a obtener el efecto visual de “tono” deseado.</text:p>
      <text:p text:style-name="P234"><text:span text:style-name="T235"><draw:frame draw:z-index="10" draw:id="id7" draw:style-name="a7" draw:name="inline-ad-6" text:anchor-type="paragraph" svg:x="0in" svg:y="0in" svg:width="6.72847in" svg:height="0.01597in" style:rel-width="scale" style:rel-height="scale"><draw:text-box><text:p text:style-name="Textbody"/></draw:text-box><svg:title/><svg:desc/></draw:frame></text:span>Los colores complementarios cumplen las siguientes normas:</text:p>
      <text:p text:style-name="P236">El complementario de un color primario es siempre uno secundario.</text:p>
      <text:p text:style-name="P237">El complementario de un color terciario es<text:s/>otro terciario.</text:p>
      <text:p text:style-name="P238">Para “descubrir” cuales son las parejas de complementarios basta con observar un gráfico estándar (como el que se ha presentado) y ver<text:s/>siempre<text:s/>cuales están “enfrentados” (amarillo y violeta / naranja y azul / rojo y verde / rojo-naranja y azul-verde /….)</text:p>
      <text:h text:style-name="P239" text:outline-level="4">Colores fríos y cálidos</text:h>
      <text:p text:style-name="P240">Se denominan colores cálidos a aquellos que “participan” del rojo o del amarillo y fríos a los que lo hacen del azul.</text:p>
      <text:p text:style-name="P241">Ambos tipos de colores<text:s/>tienen efectos “sicológicos” diferentes, pero por lo que resultan interesantes para el maquetista es porque contrastan muy bien y su combinación resalta el trabajo de pintura.</text:p>
      <text:p text:style-name="P242">Tomando, en el sentido de las agujas del reloj, los colores del gráfico mostrado<text:s/>arriba, desde el amarillo verde al violeta rojo (ambos incluidos), obtendremos los fríos. El resto serán, evidentemente, los cálidos.</text:p>
      <text:p text:style-name="P243">No debemos olvidar que siempre que hablamos de “color” estaremos refiriéndonos a los pigmentos capaces de reflejar una cierta frecuencia de luz; pigmentos que mezclados reflejan, a su vez, otras frecuencias que permiten percibir tal o cual color.</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weight="bold" style:font-weight-asian="bold" style:font-weight-complex="bold" fo:font-style="italic" style:font-style-asian="italic" style:font-style-complex="italic" fo:color="#999999"/>
    </style:style>
    <style:style style:name="T3" style:parent-style-name="Fuentedepárrafopredeter." style:family="text">
      <style:text-properties fo:font-weight="bold" style:font-weight-asian="bold" style:font-weight-complex="bold" fo:font-style="italic" style:font-style-asian="italic" style:font-style-complex="italic" fo:color="#999999"/>
    </style:style>
    <style:style style:name="T4" style:parent-style-name="Fuentedepárrafopredeter." style:family="text">
      <style:text-properties fo:font-weight="bold" style:font-weight-asian="bold" style:font-weight-complex="bold" fo:font-style="italic" style:font-style-asian="italic" style:font-style-complex="italic" fo:color="#999999"/>
    </style:style>
    <style:style style:name="T5" style:parent-style-name="Fuentedepárrafopredeter." style:family="text">
      <style:text-properties fo:font-weight="bold" style:font-weight-asian="bold" style:font-weight-complex="bold" fo:font-style="italic" style:font-style-asian="italic" style:font-style-complex="italic" fo:color="#999999"/>
    </style:style>
    <style:style style:name="T6" style:parent-style-name="Fuentedepárrafopredeter." style:family="text">
      <style:text-properties fo:font-weight="bold" style:font-weight-asian="bold" style:font-weight-complex="bold" fo:font-style="italic" style:font-style-asian="italic" style:font-style-complex="italic" fo:color="#999999"/>
    </style:style>
  </office:automatic-styles>
  <office:master-styles>
    <style:master-page style:name="MP0" style:page-layout-name="PL0">
      <style:header>
        <text:p text:style-name="P2">Ingeniera de Software<text:tab/><text:tab/></text:p>
      </style:header>
      <style:footer>
        <text:p text:style-name="Piedepágina"><text:span text:style-name="T3">Sainos Hernández Baldomero</text:span><text:span text:style-name="T4"><text:tab/></text:span><text:span text:style-name="T5"><text:tab/></text:span><text:span text:style-name="T6"><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ldomero Sainos Hernandez</dc:creator>
    <meta:creation-date>2021-10-25T11:54:00Z</meta:creation-date>
    <dc:date>2021-10-25T20:11:00Z</dc:date>
    <meta:template xlink:href="Normal" xlink:type="simple"/>
    <meta:editing-cycles>2</meta:editing-cycles>
    <meta:editing-duration>PT4200S</meta:editing-duration>
    <meta:document-statistic meta:page-count="7" meta:paragraph-count="34" meta:word-count="2625" meta:character-count="17030" meta:row-count="120" meta:non-whitespace-character-count="14439"/>
  </office:meta>
</office:document-meta>
</file>